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lPanel.getCreators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lPanel.setFields( AdministeredEntity 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lPanel.getModifyTimestamp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l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GeneralPanel.getModifiers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lPanel.getCreateTimestamp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lPanel.Genera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